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RTADO PACHECO, SANTOS LAUREA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RTADO PACHECO, SANTOS LAUREA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86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RTADO INFANTAS, JUAN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57968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40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